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9211" officeooo:paragraph-rsid="00159211"/>
    </style:style>
    <style:style style:name="P2" style:family="paragraph" style:parent-style-name="Standard">
      <style:text-properties officeooo:rsid="00159211" officeooo:paragraph-rsid="001b6272"/>
    </style:style>
    <style:style style:name="P3" style:family="paragraph" style:parent-style-name="Standard">
      <style:text-properties fo:font-size="10pt" fo:font-weight="bold" officeooo:rsid="00159211" officeooo:paragraph-rsid="00159211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1b6272" officeooo:paragraph-rsid="001b6272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59211" officeooo:paragraph-rsid="00159211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officeooo:rsid="00159211" officeooo:paragraph-rsid="00159211" style:font-size-asian="8.75pt" style:font-size-complex="10pt"/>
    </style:style>
    <style:style style:name="P7" style:family="paragraph" style:parent-style-name="Standard">
      <style:text-properties fo:font-size="10pt" officeooo:rsid="001a22ec" officeooo:paragraph-rsid="00159211" style:font-size-asian="8.75pt" style:font-size-complex="10pt"/>
    </style:style>
    <style:style style:name="P8" style:family="paragraph" style:parent-style-name="Standard" style:list-style-name="L1">
      <style:text-properties fo:font-size="10pt" officeooo:rsid="001b6272" officeooo:paragraph-rsid="001b6272" style:font-size-asian="8.75pt" style:font-size-complex="10pt"/>
    </style:style>
    <style:style style:name="P9" style:family="paragraph" style:parent-style-name="Standard" style:list-style-name="L2">
      <style:text-properties fo:font-size="10pt" officeooo:rsid="001b6272" officeooo:paragraph-rsid="001b6272" style:font-size-asian="8.75pt" style:font-size-complex="10pt"/>
    </style:style>
    <style:style style:name="P10" style:family="paragraph" style:parent-style-name="Standard" style:list-style-name="L1">
      <style:text-properties fo:font-size="10pt" officeooo:rsid="00159211" officeooo:paragraph-rsid="00159211" style:font-size-asian="8.75pt" style:font-size-complex="10pt"/>
    </style:style>
    <style:style style:name="P11" style:family="paragraph" style:parent-style-name="Standard" style:list-style-name="L2">
      <style:text-properties fo:font-size="10pt" officeooo:rsid="00159211" officeooo:paragraph-rsid="00159211" style:font-size-asian="8.75pt" style:font-size-complex="10pt"/>
    </style:style>
    <style:style style:name="P12" style:family="paragraph" style:parent-style-name="Standard" style:list-style-name="L2">
      <style:text-properties fo:font-size="10pt" officeooo:rsid="001c6722" officeooo:paragraph-rsid="001c6722" style:font-size-asian="8.75pt" style:font-size-complex="10pt"/>
    </style:style>
    <style:style style:name="P13" style:family="paragraph" style:parent-style-name="Standard" style:list-style-name="L2">
      <style:text-properties fo:font-size="10pt" officeooo:rsid="001f0200" officeooo:paragraph-rsid="001f0200" style:font-size-asian="8.75pt" style:font-size-complex="10pt"/>
    </style:style>
    <style:style style:name="P14" style:family="paragraph" style:parent-style-name="Standard" style:list-style-name="L1">
      <style:text-properties fo:font-size="10pt" officeooo:rsid="0021b08b" officeooo:paragraph-rsid="0021b08b" style:font-size-asian="8.75pt" style:font-size-complex="10pt"/>
    </style:style>
    <style:style style:name="P15" style:family="paragraph" style:parent-style-name="Standard">
      <style:text-properties fo:font-size="10pt" fo:font-weight="bold" officeooo:rsid="001b6272" officeooo:paragraph-rsid="001b6272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20a38b" officeooo:paragraph-rsid="0020a38b" style:font-size-asian="10pt" style:font-weight-asian="bold" style:font-size-complex="10pt" style:font-weight-complex="bold"/>
    </style:style>
    <style:style style:name="P17" style:family="paragraph" style:parent-style-name="Standard" style:list-style-name="L3">
      <style:text-properties fo:font-size="10pt" fo:font-weight="bold" officeooo:rsid="0020a38b" officeooo:paragraph-rsid="0020a38b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21b08b" officeooo:paragraph-rsid="0021b08b" style:font-size-asian="10pt" style:font-weight-asian="bold" style:font-size-complex="10pt" style:font-weight-complex="bold"/>
    </style:style>
    <style:style style:name="P19" style:family="paragraph" style:parent-style-name="Standard" style:list-style-name="L4">
      <style:text-properties fo:font-size="10pt" fo:font-weight="bold" officeooo:rsid="0021b08b" officeooo:paragraph-rsid="0021b08b" style:font-size-asian="10pt" style:font-weight-asian="bold" style:font-size-complex="10pt" style:font-weight-complex="bold"/>
    </style:style>
    <style:style style:name="P20" style:family="paragraph" style:parent-style-name="Standard" style:list-style-name="L2">
      <style:text-properties officeooo:rsid="001905d7" officeooo:paragraph-rsid="001905d7"/>
    </style:style>
    <style:style style:name="P21" style:family="paragraph" style:parent-style-name="Standard" style:list-style-name="L2">
      <style:text-properties officeooo:rsid="00159211" officeooo:paragraph-rsid="00159211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85de2" style:font-size-asian="8.75pt" style:font-size-complex="10pt"/>
    </style:style>
    <style:style style:name="T3" style:family="text">
      <style:text-properties fo:font-size="10pt" officeooo:rsid="001a22ec" style:font-size-asian="8.75pt" style:font-size-complex="10pt"/>
    </style:style>
    <style:style style:name="T4" style:family="text">
      <style:text-properties fo:font-size="10pt" officeooo:rsid="001b6272" style:font-size-asian="8.75pt" style:font-size-complex="10pt"/>
    </style:style>
    <style:style style:name="T5" style:family="text">
      <style:text-properties fo:font-size="10pt" officeooo:rsid="0021b08b" style:font-size-asian="8.75pt" style:font-size-complex="10pt"/>
    </style:style>
    <style:style style:name="T6" style:family="text">
      <style:text-properties officeooo:rsid="0020a38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1b0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veying and Exploring</text:p>
      <text:p text:style-name="P1"/>
      <text:p text:style-name="P16">Actions and Fatigue</text:p>
      <text:p text:style-name="P16"><text:span text:style-name="T7"/></text:p>
      <text:list xml:id="list1001311107" text:style-name="L3">
        <text:list-item>
          <text:p text:style-name="P17"><text:span text:style-name="T7">Each time a character acts during an enclave turn, they take a "fatigue" chit</text:span></text:p>
        </text:list-item>
        <text:list-item>
          <text:p text:style-name="P17"><text:span text:style-name="T7">You get a -2 to any action on the strategic map for each fatigue chit you currently hold</text:span></text:p>
        </text:list-item>
      </text:list>
      <text:p text:style-name="P16"><text:span text:style-name="T7"/></text:p>
      <text:p text:style-name="P18">Hexes and Base Difficulty</text:p>
      <text:p text:style-name="P18"><text:span text:style-name="T7"/></text:p>
      <text:list xml:id="list1465395851" text:style-name="L4">
        <text:list-item>
          <text:p text:style-name="P19"><text:span text:style-name="T7">Base difficulty for all strategic checks is 8</text:span></text:p>
        </text:list-item>
        <text:list-item>
          <text:p text:style-name="P19"><text:span text:style-name="T7">Increases by 1 point/each hex away from the enclave</text:span></text:p>
        </text:list-item>
        <text:list-item>
          <text:p text:style-name="P19"><text:span text:style-name="T7">This distance counts any hex you have to walk through, so hexes traversed because of impassible hexsides count toward the base DL</text:span></text:p>
        </text:list-item>
      </text:list>
      <text:p text:style-name="P4"/>
      <text:p text:style-name="P4">Preparation</text:p>
      <text:p text:style-name="P2"/>
      <text:list xml:id="list1870168760" text:style-name="L1">
        <text:list-item>
          <text:p text:style-name="P8">The players and GM should see what hexes are visible and available for survey</text:p>
        </text:list-item>
        <text:list-item>
          <text:p text:style-name="P8">Generally, the players can "see" every hex that borders an existing surveyed hex</text:p>
          <text:list>
            <text:list-item>
              <text:p text:style-name="P8">There might be exceptions for news, trading knowledge with other entities, peering from a mountain, etc.<text:tab/></text:p>
            </text:list-item>
          </text:list>
        </text:list-item>
        <text:list-item>
          <text:p text:style-name="P8">Also, the players should determine what hexes they can actually reach</text:p>
          <text:list>
            <text:list-item>
              <text:p text:style-name="P8">Must be adjacent to surveyed hexes</text:p>
            </text:list-item>
            <text:list-item>
              <text:p text:style-name="P8">Must have a passable hexside to which the players have access</text:p>
            </text:list-item>
          </text:list>
        </text:list-item>
      </text:list>
      <text:p text:style-name="P1"/>
      <text:p text:style-name="P3">Rumors</text:p>
      <text:p text:style-name="P1"/>
      <text:list xml:id="list134037803085114" text:continue-numbering="true" text:style-name="L1">
        <text:list-item>
          <text:p text:style-name="P10">The surveying metagame occurs in months (1 enclave turn) and seasons (3 turns)</text:p>
        </text:list-item>
        <text:list-item>
          <text:p text:style-name="P10">Each season, the GM draws 1-3 <text:span text:style-name="T8">Encounter cards</text:span>, their exact contents are hidden from the players</text:p>
        </text:list-item>
        <text:list-item>
          <text:p text:style-name="P10">However, each card has "Rumor Text" that is read to the players that give them an idea of where to look and what might be there</text:p>
          <text:list>
            <text:list-item>
              <text:p text:style-name="P14">Can conversation, or investigate skill allow the PC to see the actual card?</text:p>
            </text:list-item>
            <text:list-item>
              <text:p text:style-name="P10">Example: "The nearby forests are ripe with fruit trees if you know where to look."</text:p>
            </text:list-item>
          </text:list>
        </text:list-item>
        <text:list-item>
          <text:p text:style-name="P10">Pcs can <text:span text:style-name="T6">take a fatigue</text:span> to make a skill check and put another rumor on the board for that season</text:p>
        </text:list-item>
        <text:list-item>
          <text:p text:style-name="P10">At the end of a season, all rumors are taken off the board and reshuffled into the deck</text:p>
        </text:list-item>
      </text:list>
      <text:p text:style-name="P6"/>
      <text:p text:style-name="P5">Surveying</text:p>
      <text:p text:style-name="P6"/>
      <text:list xml:id="list2227880769" text:style-name="L2">
        <text:list-item>
          <text:p text:style-name="P9">You can survey accessable, unsurveyed hexes only</text:p>
          <text:list>
            <text:list-item>
              <text:p text:style-name="P12">There might be a reason to go back to previously surveyed hexes, based on events?</text:p>
            </text:list-item>
          </text:list>
        </text:list-item>
        <text:list-item>
          <text:p text:style-name="P11">As part of an exclave turn, Pcs will go and survey one or more hexes</text:p>
          <text:list>
            <text:list-item>
              <text:p text:style-name="P20"><text:span text:style-name="T1">Hexes have terrain, subterrain, </text:span><text:span text:style-name="T4">danger level</text:span><text:span text:style-name="T1"> and minor details</text:span></text:p>
            </text:list-item>
            <text:list-item>
              <text:p text:style-name="P20"><text:span text:style-name="T1">subterrain, </text:span><text:span text:style-name="T4">danger</text:span><text:span text:style-name="T1"> and minor details are generated upon surveying</text:span></text:p>
            </text:list-item>
          </text:list>
        </text:list-item>
        <text:list-item>
          <text:p text:style-name="P21"><text:span text:style-name="T1">When they survey, they have </text:span><text:span text:style-name="T2">3 (or 4?)</text:span><text:span text:style-name="T1">/12 chance to pull the desired encounter</text:span></text:p>
        </text:list-item>
        <text:list-item>
          <text:p text:style-name="P11">Characters can <text:span text:style-name="T6">take a fatigue</text:span> to increase that chance</text:p>
          <text:list>
            <text:list-item>
              <text:p text:style-name="P13">or decrease it, though the cases for them to want to do that seem limited at the moment</text:p>
            </text:list-item>
          </text:list>
        </text:list-item>
        <text:list-item>
          <text:p text:style-name="P11">Rumors that are successfully encountered, still need to be resolved with skill tests</text:p>
        </text:list-item>
        <text:list-item>
          <text:p text:style-name="P21"><text:span text:style-name="T1">On a survey roll of 12, the GM gets to play any rumor on the board, or draw a random card from the </text:span><text:span text:style-name="T5">Event</text:span><text:span text:style-name="T1"> deck and put it into play </text:span><text:span text:style-name="T3">immediately (or in the future if the proper terrain does not exist?)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9S</meta:editing-duration>
    <meta:editing-cycles>12</meta:editing-cycles>
    <meta:generator>LibreOffice/5.4.3.2$Windows_X86_64 LibreOffice_project/92a7159f7e4af62137622921e809f8546db437e5</meta:generator>
    <dc:date>2018-12-17T13:40:36.831000000</dc:date>
    <meta:document-statistic meta:table-count="0" meta:image-count="0" meta:object-count="0" meta:page-count="1" meta:paragraph-count="34" meta:word-count="455" meta:character-count="2400" meta:non-whitespace-character-count="2006"/>
    <meta:user-defined meta:name="Info 1"/>
    <meta:user-defined meta:name="Info 2"/>
    <meta:user-defined meta:name="Info 3"/>
    <meta:user-defined meta:name="Info 4"/>
  </office:meta>
</office:document-meta>
</file>